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text-properties officeooo:rsid="00156ae1" officeooo:paragraph-rsid="001ced07"/>
    </style:style>
    <style:style style:name="P5" style:family="paragraph" style:parent-style-name="Standard">
      <style:text-properties officeooo:rsid="00156ae1" officeooo:paragraph-rsid="001f69de"/>
    </style:style>
    <style:style style:name="P6" style:family="paragraph" style:parent-style-name="Standard">
      <style:text-properties officeooo:rsid="00156ae1" officeooo:paragraph-rsid="00208273"/>
    </style:style>
    <style:style style:name="P7" style:family="paragraph" style:parent-style-name="Standard">
      <style:text-properties officeooo:rsid="00156ae1" officeooo:paragraph-rsid="00241a1a"/>
    </style:style>
    <style:style style:name="P8" style:family="paragraph" style:parent-style-name="Standard">
      <style:text-properties officeooo:rsid="00156ae1" officeooo:paragraph-rsid="0025c69a"/>
    </style:style>
    <style:style style:name="P9" style:family="paragraph" style:parent-style-name="Standard">
      <style:text-properties officeooo:rsid="00156ae1" officeooo:paragraph-rsid="0026ee1b"/>
    </style:style>
    <style:style style:name="P10" style:family="paragraph" style:parent-style-name="Standard">
      <style:text-properties officeooo:rsid="00156ae1" officeooo:paragraph-rsid="0028efc8"/>
    </style:style>
    <style:style style:name="P11" style:family="paragraph" style:parent-style-name="Standard">
      <style:text-properties officeooo:rsid="00156ae1" officeooo:paragraph-rsid="002a68d9"/>
    </style:style>
    <style:style style:name="P12" style:family="paragraph" style:parent-style-name="Standard">
      <style:text-properties officeooo:rsid="00156ae1" officeooo:paragraph-rsid="002ea7fb"/>
    </style:style>
    <style:style style:name="P13" style:family="paragraph" style:parent-style-name="Standard">
      <style:text-properties officeooo:rsid="00156ae1" officeooo:paragraph-rsid="003311d3"/>
    </style:style>
    <style:style style:name="P14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15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16" style:family="paragraph" style:parent-style-name="Standard">
      <style:text-properties officeooo:rsid="00156ae1" officeooo:paragraph-rsid="00359470"/>
    </style:style>
    <style:style style:name="P17" style:family="paragraph" style:parent-style-name="Standard">
      <style:text-properties officeooo:rsid="00156ae1" officeooo:paragraph-rsid="00390278"/>
    </style:style>
    <style:style style:name="P18" style:family="paragraph" style:parent-style-name="Standard">
      <style:text-properties officeooo:rsid="00156ae1" officeooo:paragraph-rsid="00424193"/>
    </style:style>
    <style:style style:name="P19" style:family="paragraph" style:parent-style-name="Standard">
      <style:text-properties officeooo:rsid="00156ae1" officeooo:paragraph-rsid="0043d6c2"/>
    </style:style>
    <style:style style:name="P20" style:family="paragraph" style:parent-style-name="Standard">
      <style:text-properties officeooo:rsid="00156ae1" officeooo:paragraph-rsid="004a917e"/>
    </style:style>
    <style:style style:name="P21" style:family="paragraph" style:parent-style-name="Standard">
      <style:text-properties officeooo:rsid="00156ae1" officeooo:paragraph-rsid="0057edda"/>
    </style:style>
    <style:style style:name="P22" style:family="paragraph" style:parent-style-name="Standard">
      <style:text-properties officeooo:rsid="00156ae1" officeooo:paragraph-rsid="005ef515"/>
    </style:style>
    <style:style style:name="P23" style:family="paragraph" style:parent-style-name="Standard">
      <style:text-properties officeooo:rsid="00156ae1" officeooo:paragraph-rsid="0062d222"/>
    </style:style>
    <style:style style:name="P24" style:family="paragraph" style:parent-style-name="Standard">
      <style:text-properties officeooo:rsid="00156ae1" officeooo:paragraph-rsid="006a3f99"/>
    </style:style>
    <style:style style:name="P25" style:family="paragraph" style:parent-style-name="Standard">
      <style:text-properties officeooo:rsid="00156ae1" officeooo:paragraph-rsid="006d660b"/>
    </style:style>
    <style:style style:name="P26" style:family="paragraph" style:parent-style-name="Standard">
      <style:text-properties officeooo:rsid="00156ae1" officeooo:paragraph-rsid="007612fd"/>
    </style:style>
    <style:style style:name="P27" style:family="paragraph" style:parent-style-name="Standard">
      <style:text-properties officeooo:rsid="00156ae1" officeooo:paragraph-rsid="00962c1a"/>
    </style:style>
    <style:style style:name="P28" style:family="paragraph" style:parent-style-name="Standard">
      <style:text-properties officeooo:rsid="00156ae1" officeooo:paragraph-rsid="00998533"/>
    </style:style>
    <style:style style:name="P29" style:family="paragraph" style:parent-style-name="Standard">
      <style:text-properties officeooo:rsid="00156ae1" officeooo:paragraph-rsid="00a83387"/>
    </style:style>
    <style:style style:name="P30" style:family="paragraph" style:parent-style-name="Standard">
      <style:text-properties officeooo:rsid="00156ae1" officeooo:paragraph-rsid="00b2dcb9"/>
    </style:style>
    <style:style style:name="P31" style:family="paragraph" style:parent-style-name="Standard">
      <style:text-properties officeooo:rsid="00156ae1" officeooo:paragraph-rsid="00bb2113"/>
    </style:style>
    <style:style style:name="P32" style:family="paragraph" style:parent-style-name="Standard">
      <style:text-properties officeooo:rsid="00156ae1" officeooo:paragraph-rsid="00c68297"/>
    </style:style>
    <style:style style:name="P33" style:family="paragraph" style:parent-style-name="Standard">
      <style:text-properties officeooo:rsid="001ced07" officeooo:paragraph-rsid="001ced07"/>
    </style:style>
    <style:style style:name="P34" style:family="paragraph" style:parent-style-name="Standard">
      <style:text-properties officeooo:rsid="001f69de" officeooo:paragraph-rsid="001f69de"/>
    </style:style>
    <style:style style:name="P35" style:family="paragraph" style:parent-style-name="Standard">
      <style:text-properties officeooo:rsid="00208273" officeooo:paragraph-rsid="00208273"/>
    </style:style>
    <style:style style:name="P36" style:family="paragraph" style:parent-style-name="Standard">
      <style:text-properties officeooo:rsid="00241a1a" officeooo:paragraph-rsid="00241a1a"/>
    </style:style>
    <style:style style:name="P37" style:family="paragraph" style:parent-style-name="Standard">
      <style:text-properties officeooo:rsid="0025c69a" officeooo:paragraph-rsid="0025c69a"/>
    </style:style>
    <style:style style:name="P38" style:family="paragraph" style:parent-style-name="Standard">
      <style:text-properties officeooo:rsid="0026ee1b" officeooo:paragraph-rsid="0026ee1b"/>
    </style:style>
    <style:style style:name="P39" style:family="paragraph" style:parent-style-name="Standard">
      <style:text-properties officeooo:rsid="0028efc8" officeooo:paragraph-rsid="0028efc8"/>
    </style:style>
    <style:style style:name="P40" style:family="paragraph" style:parent-style-name="Standard">
      <style:text-properties officeooo:rsid="002a68d9" officeooo:paragraph-rsid="002a68d9"/>
    </style:style>
    <style:style style:name="P41" style:family="paragraph" style:parent-style-name="Standard">
      <style:text-properties officeooo:rsid="002ea7fb" officeooo:paragraph-rsid="002ea7fb"/>
    </style:style>
    <style:style style:name="P42" style:family="paragraph" style:parent-style-name="Standard">
      <style:text-properties officeooo:rsid="003311d3" officeooo:paragraph-rsid="003311d3"/>
    </style:style>
    <style:style style:name="P43" style:family="paragraph" style:parent-style-name="Standard">
      <style:text-properties officeooo:rsid="00359470" officeooo:paragraph-rsid="00359470"/>
    </style:style>
    <style:style style:name="P44" style:family="paragraph" style:parent-style-name="Standard">
      <style:text-properties officeooo:rsid="00390278" officeooo:paragraph-rsid="00390278"/>
    </style:style>
    <style:style style:name="P45" style:family="paragraph" style:parent-style-name="Standard">
      <style:text-properties officeooo:rsid="00430558" officeooo:paragraph-rsid="00430558"/>
    </style:style>
    <style:style style:name="P46" style:family="paragraph" style:parent-style-name="Standard">
      <style:text-properties officeooo:rsid="0043d6c2" officeooo:paragraph-rsid="0043d6c2"/>
    </style:style>
    <style:style style:name="P47" style:family="paragraph" style:parent-style-name="Standard">
      <style:text-properties officeooo:rsid="004a917e" officeooo:paragraph-rsid="004a917e"/>
    </style:style>
    <style:style style:name="P48" style:family="paragraph" style:parent-style-name="Standard">
      <style:text-properties officeooo:rsid="0057edda" officeooo:paragraph-rsid="0057edda"/>
    </style:style>
    <style:style style:name="P49" style:family="paragraph" style:parent-style-name="Standard">
      <style:text-properties officeooo:rsid="005ef515" officeooo:paragraph-rsid="005ef515"/>
    </style:style>
    <style:style style:name="P50" style:family="paragraph" style:parent-style-name="Standard">
      <style:text-properties officeooo:rsid="0062d222" officeooo:paragraph-rsid="0062d222"/>
    </style:style>
    <style:style style:name="P51" style:family="paragraph" style:parent-style-name="Standard">
      <style:text-properties officeooo:rsid="006a3f99" officeooo:paragraph-rsid="006a3f99"/>
    </style:style>
    <style:style style:name="P52" style:family="paragraph" style:parent-style-name="Standard">
      <style:text-properties officeooo:rsid="006d660b" officeooo:paragraph-rsid="006d660b"/>
    </style:style>
    <style:style style:name="P53" style:family="paragraph" style:parent-style-name="Standard">
      <style:text-properties officeooo:rsid="007612fd" officeooo:paragraph-rsid="007612fd"/>
    </style:style>
    <style:style style:name="P54" style:family="paragraph" style:parent-style-name="Standard">
      <style:text-properties officeooo:rsid="00962c1a" officeooo:paragraph-rsid="00962c1a"/>
    </style:style>
    <style:style style:name="P55" style:family="paragraph" style:parent-style-name="Standard">
      <style:text-properties officeooo:rsid="00998533" officeooo:paragraph-rsid="00998533"/>
    </style:style>
    <style:style style:name="P56" style:family="paragraph" style:parent-style-name="Standard">
      <style:text-properties officeooo:rsid="00a83387" officeooo:paragraph-rsid="00a83387"/>
    </style:style>
    <style:style style:name="P57" style:family="paragraph" style:parent-style-name="Standard">
      <style:text-properties officeooo:rsid="00b2dcb9" officeooo:paragraph-rsid="00b2dcb9"/>
    </style:style>
    <style:style style:name="P58" style:family="paragraph" style:parent-style-name="Standard">
      <style:text-properties officeooo:rsid="00bb2113" officeooo:paragraph-rsid="00bb2113"/>
    </style:style>
    <style:style style:name="P59" style:family="paragraph" style:parent-style-name="Standard">
      <style:text-properties officeooo:rsid="00c68297" officeooo:paragraph-rsid="00c68297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Standard">
      <style:paragraph-properties fo:text-align="center" style:justify-single-word="false"/>
    </style:style>
    <style:style style:name="P63" style:family="paragraph" style:parent-style-name="Standard">
      <style:paragraph-properties fo:text-align="center" style:justify-single-word="false"/>
      <style:text-properties officeooo:paragraph-rsid="00df4397"/>
    </style:style>
    <style:style style:name="P64" style:family="paragraph" style:parent-style-name="Standard">
      <style:paragraph-properties fo:text-align="center" style:justify-single-word="false"/>
      <style:text-properties officeooo:paragraph-rsid="00eb8c6a"/>
    </style:style>
    <style:style style:name="P65" style:family="paragraph" style:parent-style-name="Standard">
      <style:paragraph-properties fo:text-align="center" style:justify-single-word="false"/>
      <style:text-properties officeooo:paragraph-rsid="011ce349"/>
    </style:style>
    <style:style style:name="P66" style:family="paragraph" style:parent-style-name="Standard">
      <style:paragraph-properties fo:text-align="center" style:justify-single-word="false"/>
      <style:text-properties officeooo:paragraph-rsid="012ab137"/>
    </style:style>
    <style:style style:name="P67" style:family="paragraph" style:parent-style-name="Standard">
      <style:paragraph-properties fo:text-align="center" style:justify-single-word="false"/>
      <style:text-properties officeooo:paragraph-rsid="01374101"/>
    </style:style>
    <style:style style:name="P68" style:family="paragraph" style:parent-style-name="Standard">
      <style:text-properties officeooo:rsid="00156ae1" officeooo:paragraph-rsid="00dc29f4"/>
    </style:style>
    <style:style style:name="P69" style:family="paragraph" style:parent-style-name="Standard">
      <style:text-properties officeooo:rsid="00156ae1" officeooo:paragraph-rsid="00df4397"/>
    </style:style>
    <style:style style:name="P70" style:family="paragraph" style:parent-style-name="Standard">
      <style:text-properties officeooo:rsid="00156ae1" officeooo:paragraph-rsid="00e07e35"/>
    </style:style>
    <style:style style:name="P71" style:family="paragraph" style:parent-style-name="Standard">
      <style:text-properties officeooo:rsid="00dc29f4" officeooo:paragraph-rsid="00dc29f4"/>
    </style:style>
    <style:style style:name="P72" style:family="paragraph" style:parent-style-name="Standard">
      <style:text-properties officeooo:paragraph-rsid="00df4397"/>
    </style:style>
    <style:style style:name="P73" style:family="paragraph" style:parent-style-name="Standard">
      <style:text-properties officeooo:rsid="00df4397" officeooo:paragraph-rsid="00df4397"/>
    </style:style>
    <style:style style:name="P74" style:family="paragraph" style:parent-style-name="Standard">
      <style:text-properties officeooo:rsid="00e07e35" officeooo:paragraph-rsid="00e07e35"/>
    </style:style>
    <style:style style:name="P75" style:family="paragraph" style:parent-style-name="Standard">
      <style:text-properties officeooo:paragraph-rsid="00eb8c6a"/>
    </style:style>
    <style:style style:name="P76" style:family="paragraph" style:parent-style-name="Standard">
      <style:text-properties officeooo:paragraph-rsid="00f2e558"/>
    </style:style>
    <style:style style:name="P77" style:family="paragraph" style:parent-style-name="Standard">
      <style:text-properties officeooo:paragraph-rsid="00fb1cb5"/>
    </style:style>
    <style:style style:name="P78" style:family="paragraph" style:parent-style-name="Standard">
      <style:text-properties officeooo:paragraph-rsid="00ffd1a8"/>
    </style:style>
    <style:style style:name="P79" style:family="paragraph" style:parent-style-name="Standard">
      <style:text-properties officeooo:paragraph-rsid="01025fe5"/>
    </style:style>
    <style:style style:name="P80" style:family="paragraph" style:parent-style-name="Standard">
      <style:text-properties officeooo:paragraph-rsid="01052d09"/>
    </style:style>
    <style:style style:name="P81" style:family="paragraph" style:parent-style-name="Standard">
      <style:text-properties officeooo:paragraph-rsid="0106db61"/>
    </style:style>
    <style:style style:name="P82" style:family="paragraph" style:parent-style-name="Standard">
      <style:text-properties officeooo:paragraph-rsid="010d023b"/>
    </style:style>
    <style:style style:name="P83" style:family="paragraph" style:parent-style-name="Standard">
      <style:text-properties officeooo:rsid="010d023b" officeooo:paragraph-rsid="010d023b"/>
    </style:style>
    <style:style style:name="P84" style:family="paragraph" style:parent-style-name="Standard">
      <style:text-properties officeooo:paragraph-rsid="011ce349"/>
    </style:style>
    <style:style style:name="P85" style:family="paragraph" style:parent-style-name="Standard">
      <style:text-properties officeooo:rsid="011ce349" officeooo:paragraph-rsid="011ce349"/>
    </style:style>
    <style:style style:name="P86" style:family="paragraph" style:parent-style-name="Standard">
      <style:text-properties officeooo:paragraph-rsid="01221108"/>
    </style:style>
    <style:style style:name="P87" style:family="paragraph" style:parent-style-name="Standard">
      <style:text-properties officeooo:rsid="01221108" officeooo:paragraph-rsid="01221108"/>
    </style:style>
    <style:style style:name="P88" style:family="paragraph" style:parent-style-name="Standard">
      <style:text-properties officeooo:paragraph-rsid="012a81bb"/>
    </style:style>
    <style:style style:name="P89" style:family="paragraph" style:parent-style-name="Standard">
      <style:text-properties officeooo:rsid="012a81bb" officeooo:paragraph-rsid="012a81bb"/>
    </style:style>
    <style:style style:name="P90" style:family="paragraph" style:parent-style-name="Standard">
      <style:text-properties officeooo:paragraph-rsid="012ab137"/>
    </style:style>
    <style:style style:name="P91" style:family="paragraph" style:parent-style-name="Standard">
      <style:text-properties officeooo:paragraph-rsid="012ce5fb"/>
    </style:style>
    <style:style style:name="P92" style:family="paragraph" style:parent-style-name="Standard">
      <style:text-properties officeooo:paragraph-rsid="012f17e7"/>
    </style:style>
    <style:style style:name="P93" style:family="paragraph" style:parent-style-name="Standard">
      <style:text-properties officeooo:paragraph-rsid="01341dc3"/>
    </style:style>
    <style:style style:name="P94" style:family="paragraph" style:parent-style-name="Standard">
      <style:text-properties officeooo:paragraph-rsid="01374101"/>
    </style:style>
    <style:style style:name="P95" style:family="paragraph" style:parent-style-name="Standard">
      <style:text-properties officeooo:paragraph-rsid="013ead08"/>
    </style:style>
    <style:style style:name="P96" style:family="paragraph" style:parent-style-name="Standard">
      <style:text-properties officeooo:rsid="013ead08" officeooo:paragraph-rsid="013ead08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3ead08" style:font-size-asian="16pt" style:font-size-complex="16pt"/>
    </style:style>
    <style:style style:name="T18" style:family="text">
      <style:text-properties officeooo:rsid="001f69de"/>
    </style:style>
    <style:style style:name="T19" style:family="text">
      <style:text-properties officeooo:rsid="00241a1a"/>
    </style:style>
    <style:style style:name="T20" style:family="text">
      <style:text-properties officeooo:rsid="002a68d9"/>
    </style:style>
    <style:style style:name="T21" style:family="text">
      <style:text-properties officeooo:rsid="00359470"/>
    </style:style>
    <style:style style:name="T22" style:family="text">
      <style:text-properties officeooo:rsid="0043d6c2"/>
    </style:style>
    <style:style style:name="T23" style:family="text">
      <style:text-properties officeooo:rsid="0057edda"/>
    </style:style>
    <style:style style:name="T24" style:family="text">
      <style:text-properties officeooo:rsid="006d660b"/>
    </style:style>
    <style:style style:name="T25" style:family="text">
      <style:text-properties officeooo:rsid="00998533"/>
    </style:style>
    <style:style style:name="T26" style:family="text">
      <style:text-properties officeooo:rsid="00b2dcb9"/>
    </style:style>
    <style:style style:name="T27" style:family="text">
      <style:text-properties officeooo:rsid="00c68297"/>
    </style:style>
    <style:style style:name="T28" style:family="text">
      <style:text-properties officeooo:rsid="00e07e35"/>
    </style:style>
    <style:style style:name="T29" style:family="text">
      <style:text-properties officeooo:rsid="00156ae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1" draw:name="Objeto2" text:anchor-type="as-char" svg:y="-3.267cm" svg:width="6.967cm" svg:height="6.2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4">Exercício I</text:p>
      <text:p text:style-name="P33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0"><draw:frame draw:style-name="fr1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6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5">Exercício I<text:span text:style-name="T18">I</text:span></text:p>
      <text:p text:style-name="P34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60"><draw:frame draw:style-name="fr1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6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6">Exercício I<text:span text:style-name="T18">II</text:span></text:p>
      <text:p text:style-name="P35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60"><draw:frame draw:style-name="fr1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6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7">Exercício I<text:span text:style-name="T19">V</text:span></text:p>
      <text:p text:style-name="P36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60"><draw:frame draw:style-name="fr1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6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8">Exercício <text:span text:style-name="T19">V</text:span></text:p>
      <text:p text:style-name="P37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0"><draw:frame draw:style-name="fr1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6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9">Exercício <text:span text:style-name="T19">VI</text:span></text:p>
      <text:p text:style-name="P38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60"><draw:frame draw:style-name="fr1" draw:name="Objeto7" text:anchor-type="as-char" svg:y="-1.145cm" svg:width="12.412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6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oft-page-break/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10">Exercício I</text:p>
      <text:p text:style-name="P39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60"><draw:frame draw:style-name="fr1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6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1"/>
      <text:p text:style-name="P11">Exercício I<text:span text:style-name="T20">I</text:span></text:p>
      <text:p text:style-name="P40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60"><draw:frame draw:style-name="fr1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6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2">Exercício I<text:span text:style-name="T20">I</text:span></text:p>
      <text:p text:style-name="P41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60"><draw:frame draw:style-name="fr1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6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4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13"/>
      <text:p text:style-name="P13">Exercício I</text:p>
      <text:p text:style-name="P42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60"><draw:frame draw:style-name="fr1" draw:name="Objeto11" text:anchor-type="as-char" svg:y="-1.175cm" svg:width="12.741cm" svg:height="2.2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6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6">Exercício I<text:span text:style-name="T21">I</text:span></text:p>
      <text:p text:style-name="P43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60"><draw:frame draw:style-name="fr1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6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17">Exercício I</text:p>
      <text:p text:style-name="P44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60"><draw:frame draw:style-name="fr1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6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"><text:soft-page-break/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18">Exercício I</text:p>
      <text:p text:style-name="P45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60"><draw:frame draw:style-name="fr1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6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9">Exercício I<text:span text:style-name="T22">I</text:span></text:p>
      <text:p text:style-name="P46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60"><draw:frame draw:style-name="fr1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6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20">Exercício I<text:span text:style-name="T22">II</text:span></text:p>
      <text:p text:style-name="P47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60"><draw:frame draw:style-name="fr1" draw:name="Objeto16" text:anchor-type="as-char" svg:y="-2.775cm" svg:width="15.115cm" svg:height="5.398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6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21">Exercício I<text:span text:style-name="T23">V</text:span></text:p>
      <text:p text:style-name="P48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60"><draw:frame draw:style-name="fr1" draw:name="Objeto17" text:anchor-type="as-char" svg:y="-2.247cm" svg:width="11.725cm" svg:height="4.344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6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2">Exercício <text:span text:style-name="T23">V</text:span></text:p>
      <text:p text:style-name="P49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60"><draw:frame draw:style-name="fr1" draw:name="Objeto18" text:anchor-type="as-char" svg:y="-2.267cm" svg:width="12.109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6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23">Exercício I</text:p>
      <text:p text:style-name="P50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60"><draw:frame draw:style-name="fr1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6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15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24"/>
      <text:p text:style-name="P24">Exercício I</text:p>
      <text:p text:style-name="P51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60"><draw:frame draw:style-name="fr1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61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25">Exercício I<text:span text:style-name="T24">I</text:span></text:p>
      <text:p text:style-name="P52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60"><draw:frame draw:style-name="fr1" draw:name="Objeto21" text:anchor-type="as-char" svg:y="-0.67cm" svg:width="8.21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6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Exercício I<text:span text:style-name="T24">II</text:span></text:p>
      <text:p text:style-name="P53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60"><draw:frame draw:style-name="fr1" draw:name="Objeto22" text:anchor-type="as-char" svg:y="-4.187cm" svg:width="15.348cm" svg:height="8.223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6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27">Exercício I</text:p>
      <text:p text:style-name="P5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60"><draw:frame draw:style-name="fr1" draw:name="Objeto23" text:anchor-type="as-char" svg:y="-2.074cm" svg:width="10.938cm" svg:height="3.999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6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28">Exercício I<text:span text:style-name="T25">I</text:span></text:p>
      <text:p text:style-name="P55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60"><draw:frame draw:style-name="fr1" draw:name="Objeto24" text:anchor-type="as-char" svg:y="-1.746cm" svg:width="11.345cm" svg:height="3.343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6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Exercício I<text:span text:style-name="T25">II</text:span></text:p>
      <text:p text:style-name="P56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60"><draw:frame draw:style-name="fr1" draw:name="Objeto25" text:anchor-type="as-char" svg:y="-3.126cm" svg:width="14.305cm" svg:height="6.13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6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30">Exercício I<text:span text:style-name="T26">V</text:span></text:p>
      <text:p text:style-name="P57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60"><draw:frame draw:style-name="fr1" draw:name="Objeto26" text:anchor-type="as-char" svg:y="-2.05cm" svg:width="13.351cm" svg:height="3.94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6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31">Exercício I</text:p>
      <text:p text:style-name="P58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60"><draw:frame draw:style-name="fr1" draw:name="Objeto27" text:anchor-type="as-char" svg:y="-5.235cm" svg:width="14.944cm" svg:height="10.342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6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32">Exercício I<text:span text:style-name="T27">I</text:span></text:p>
      <text:p text:style-name="P59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60"><draw:frame draw:style-name="fr1" draw:name="Objeto28" text:anchor-type="as-char" svg:y="-2.013cm" svg:width="13.414cm" svg:height="3.875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6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68">Exercício I</text:p>
      <text:p text:style-name="P71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60"><draw:frame draw:style-name="fr1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61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72"/>
      <text:p text:style-name="P69">Exercício I</text:p>
      <text:p text:style-name="P73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60"><draw:frame draw:style-name="fr1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61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70">Exercício I<text:span text:style-name="T28">I</text:span></text:p>
      <text:p text:style-name="P74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60"><draw:frame draw:style-name="fr1" draw:name="Objeto31" text:anchor-type="as-char" svg:y="-1.229cm" svg:width="15.071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61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64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75"/>
      <text:p text:style-name="P75"><text:span text:style-name="T29">Exercício I</text:span></text:p>
      <text:p text:style-name="P75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60"><draw:frame draw:style-name="fr1" draw:name="Objeto32" text:anchor-type="as-char" svg:y="-2.327cm" svg:width="13.256cm" svg:height="4.52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61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75"/>
      <text:p text:style-name="P76"><text:span text:style-name="T29">Exercício II</text:span></text:p>
      <text:p text:style-name="P76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60"><draw:frame draw:style-name="fr1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61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76"/>
      <text:p text:style-name="P77"><text:span text:style-name="T29">Exercício II</text:span></text:p>
      <text:p text:style-name="P77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60"><draw:frame draw:style-name="fr1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61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77"/>
      <text:p text:style-name="P78"><text:span text:style-name="T29">Exercício III</text:span></text:p>
      <text:p text:style-name="P78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60"><draw:frame draw:style-name="fr1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61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78"/>
      <text:p text:style-name="P79"><text:soft-page-break/><text:span text:style-name="T29">Exercício IV</text:span></text:p>
      <text:p text:style-name="P7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60"><draw:frame draw:style-name="fr1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61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79"/>
      <text:p text:style-name="P80"><text:span text:style-name="T29">Exercício V</text:span></text:p>
      <text:p text:style-name="P80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60"><draw:frame draw:style-name="fr1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61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80"/>
      <text:p text:style-name="P81"><text:span text:style-name="T29">Exercício VI</text:span></text:p>
      <text:p text:style-name="P81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60"><draw:frame draw:style-name="fr1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61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81"/>
      <text:p text:style-name="P82"><text:span text:style-name="T29">Exercício VII</text:span></text:p>
      <text:p text:style-name="P83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60"><draw:frame draw:style-name="fr1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6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81"/>
      <text:p text:style-name="P65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84"/>
      <text:p text:style-name="P84"><text:span text:style-name="T29">Exercício I</text:span></text:p>
      <text:p text:style-name="P85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60"><draw:frame draw:style-name="fr1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61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84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text:span text:style-name="T29">Exercício II</text:span></text:p>
      <text:p text:style-name="P87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60"><draw:frame draw:style-name="fr1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61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84"/>
      <text:p text:style-name="P88"><text:span text:style-name="T29">Exercício III</text:span></text:p>
      <text:p text:style-name="P89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60"><draw:frame draw:style-name="fr1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61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84"/>
      <text:p text:style-name="P66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90"/>
      <text:p text:style-name="P90"><text:span text:style-name="T29">Exercício I</text:span></text:p>
      <text:p text:style-name="P90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60"><draw:frame draw:style-name="fr1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61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90"/>
      <text:p text:style-name="P91"><text:span text:style-name="T29">Exercício II</text:span></text:p>
      <text:p text:style-name="P91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60"><draw:frame draw:style-name="fr1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61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91"/>
      <text:p text:style-name="P92"/>
      <text:p text:style-name="P92"/>
      <text:p text:style-name="P92"/>
      <text:p text:style-name="P92"/>
      <text:p text:style-name="P92"/>
      <text:p text:style-name="P92"><text:soft-page-break/><text:span text:style-name="T29">Exercício III</text:span></text:p>
      <text:p text:style-name="P92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60"><draw:frame draw:style-name="fr1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6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92"/>
      <text:p text:style-name="P93"><text:span text:style-name="T29">Exercício IV</text:span></text:p>
      <text:p text:style-name="P93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60"><draw:frame draw:style-name="fr1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61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93"/>
      <text:p text:style-name="P67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94"/>
      <text:p text:style-name="P94"><text:span text:style-name="T29">Exercício I</text:span></text:p>
      <text:p text:style-name="P94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60"><draw:frame draw:style-name="fr1" draw:name="Objeto47" text:anchor-type="as-char" svg:y="-2.806cm" svg:width="13.51cm" svg:height="5.463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61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03T16:24:09.553000000</dc:date>
    <meta:editing-duration>PT13H42M21S</meta:editing-duration>
    <meta:editing-cycles>204</meta:editing-cycles>
    <meta:document-statistic meta:table-count="46" meta:image-count="0" meta:object-count="47" meta:page-count="11" meta:paragraph-count="154" meta:word-count="223" meta:character-count="1263" meta:non-whitespace-character-count="113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{-3}} - 3{x^2 over 2 } + 4x + c "=" newline
color red{-1 over x^3 - { 3x^2 } over 2 + 4x + c}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frac>
                <mn>1</mn>
                <mn>2</mn>
              </mfrac>
            </mrow>
            <mrow>
              <mrow>
                <mo stretchy="false">∫</mo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row>
              <mo stretchy="false">⋅</mo>
              <mn>2</mn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sqrt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sqrt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sqr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sqrt>
                <mn>3</mn>
              </mfrac>
              <mo stretchy="false">+</mo>
              <mi>c</mi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{1 over 2} int ( 2x + 1 )^{1 over 2} cdot 2 partial x = {1 over 2} int ( 2x + 1 )^{1 over 2} partial x = { 1 over 2 } ( 2x + 1 )^{3 over 2} over { left( 3 over 2 right) } + c = { 1 over 2 }{ 2 over 3 } sqrt ( 2x + 1 )^3 + c "=" newline 
color red{sqrt ( 2x + 1 )^3 over 3 + c} 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frac>
                    <mrow>
                      <mn>5</mn>
                      <msup>
                        <mi>x</mi>
                        <mn>3</mn>
                      </msup>
                    </mrow>
                    <mi>x</mi>
                  </mfrac>
                  <mo stretchy="false">+</mo>
                  <mfrac>
                    <mrow>
                      <mn>2</mn>
                      <mi>x</mi>
                    </mrow>
                    <mi>x</mi>
                  </mfrac>
                  <mo stretchy="false">+</mo>
                  <mfrac>
                    <mn>3</mn>
                    <mi>x</mi>
                  </mfrac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n>5</mn>
              </mrow>
            </mrow>
            <mrow>
              <msup>
                <mi>x</mi>
                <mn>2</mn>
              </msup>
              <mo stretchy="false">+</mo>
              <mn>2</mn>
              <mo stretchy="false">+</mo>
              <mfrac>
                <mn>3</mn>
                <mi>x</mi>
              </mfrac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i>x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{{5x^3} over x + {2x} over x + 3 over x} partial x = int 5x^2 + 2 + 3 over x partial x "=" newline 
5 int x^2 partial x + 2 int partial x + 3 int {{partial x} over x} = 5{ x^3 over 3 } + 2x + 3 ln{ x } + c = color red{{ 5x^3 } over 3 + 2x + 3 ln{ x } + c} newline newline
color blue{{ partial left( { 5x^3 } over 3 + 2x + 3 ln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i>x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{ x } + c = color red{{2x^5} over 5 + 3x + 5e^x + 7 ln{ x } + c} newline newline
color blue{{ partial left( {2x^5} over 5 + 3x + 5e^x + 7 ln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n>01.</mn>
        </mtd>
        <mtd>
          <mrow>
            <mrow>
              <mo stretchy="false">∫</mo>
              <mo stretchy="false">∂</mo>
            </mrow>
            <mi>x</mi>
          </mrow>
        </mtd>
        <mtd>
          <mtext>=</mtext>
        </mtd>
        <mtd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n>02.</mn>
        </mtd>
        <mtd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n>03.</mn>
        </mtd>
        <mtd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n>04.</mn>
        </mtd>
        <mtd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>
          <mrow>
            <mi>ln</mi>
            <mrow>
              <mi>x</mi>
              <mo stretchy="false">+</mo>
              <mi>c</mi>
            </mrow>
          </mrow>
        </mtd>
        <mtd>
          <mrow/>
        </mtd>
        <mtd>
          <mrow/>
        </mtd>
      </mtr>
      <mtr>
        <mtd>
          <mn>05.</mn>
        </mtd>
        <mtd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n>06.</mn>
        </mtd>
        <mtd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n>07.</mn>
        </mtd>
        <mtd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>
          <mrow>
            <mi>ln</mi>
            <mrow>
              <mi>u</mi>
              <mo stretchy="false">+</mo>
              <mi>c</mi>
            </mrow>
          </mrow>
        </mtd>
        <mtd>
          <mrow/>
        </mtd>
        <mtd>
          <mrow/>
        </mtd>
      </mtr>
    </mtable>
    <annotation encoding="StarMath 5.0">matrix { 
01. # int partial x # "=" # x + c # {} # {} ##
02. # int x^p partial x # "=" # x^{p + 1} over { p + 1 } + c # -&gt; # p&lt;&gt;-1 ##
03. # int e^x partial x # "=" # e^x + c # {} # {} ##
04. # int {{partial x} over x} # "=" # ln{x} + c  # {} # {} ##
05. # int u^p partial u # "=" # u^{p + 1} over { p + 1 } + c # -&gt; # p&lt;&gt;-1 ##
06. # int e^u partial u # "=" # e^u + c # {} # {} ##
07. # int {{partial u} over u} # "=" # ln{u} + c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i>x</mi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x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3</mn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3</mn>
              </msup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{1 over 4} int left( 2x^2 + 1 right)^{3}4x partial x = {1 over 4} int left( 2x^2 + 1 right)^3 partial x = { 1 over 4 } { left( 2x^2 + 1 right)^4 } over 4 + c = { left( 2x^2 + 1 right)^4 } over 16 + c "=" newline 
{ left( 2x^2 + 1 right)^4 } over 2^4 + c = left( {2x^2 + 1} over 2 right)^4 +c = color red{left( x^2 + 1 over 2 right)^4 + c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row>
                  <msup>
                    <mi>x</mi>
                    <mn>2</mn>
                  </msup>
                  <mo stretchy="false">+</mo>
                  <mn>1</mn>
                </mrow>
              </msup>
            </mrow>
            <mn>2</mn>
            <mi>x</mi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row>
                  <msup>
                    <mi>x</mi>
                    <mn>2</mn>
                  </msup>
                  <mo stretchy="false">+</mo>
                  <mn>1</mn>
                </mrow>
              </msup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row>
                <msup>
                  <mi>e</mi>
                  <mrow>
                    <msup>
                      <mi>x</mi>
                      <mn>2</mn>
                    </msup>
                    <mo stretchy="false">+</mo>
                    <mn>1</mn>
                  </mrow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{1 over 2}int e^{ x^2 + 1 } 2x partial x = {1 over 2}int e^{ x^2 + 1 } partial x = {1 over 2}e^{ x^2 + 1 } + c = color red{e^{ x^2 + 1 } over 2 + c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row>
                  <msup>
                    <mi>x</mi>
                    <mn>4</mn>
                  </msup>
                  <mo stretchy="false">+</mo>
                  <mn>1</mn>
                </mrow>
              </msup>
            </mrow>
            <mn>4</mn>
            <msup>
              <mi>x</mi>
              <mn>3</mn>
            </msup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row>
                  <msup>
                    <mi>x</mi>
                    <mn>4</mn>
                  </msup>
                  <mo stretchy="false">+</mo>
                  <mn>1</mn>
                </mrow>
              </msup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row>
                <msup>
                  <mi>e</mi>
                  <mrow>
                    <msup>
                      <mi>x</mi>
                      <mn>4</mn>
                    </msup>
                    <mo stretchy="false">+</mo>
                    <mn>1</mn>
                  </mrow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{1 over 4}int e^{ x^4 + 1 } 4x^3 partial x = {1 over 4}int e^{ x^4 + 1 } partial x = { 1 over 4 }e^{ x^4 + 1 } + c = color red{ e^{ x^4 + 1 } over 4 + c 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row>
                      <mo stretchy="false">−</mo>
                      <mn>2</mn>
                    </mrow>
                  </msup>
                  <mrow>
                    <mo stretchy="false">−</mo>
                    <mn>2</mn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n>8</mn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{1 over 4}int left( 2x^2 - 1 right)^{-3}4x partial x = {1 over 4}int left( 2x^2 - 1 right)^{-3} partial x "=" newline 
{ 1 over 4 }left( 2x^2 - 1 right)^{-2} over { -2 } + c = color red{-1 over { 8 left( 2x^2 - 1 right)^2 } + c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fals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(2x^2 - 1)^{-1}x partial x = {1 over 4} int (2x^2 - 1)^{-1}4x partial x = {1 over 4} int (2x^2 - 1)^{-1} partial x "=" newline 
{ 1 over 4 } ln (2x^2 - 1) + c = color red{{ ln (2x^2 - 1) } over 4 + c} newline
color blue{ {partial left( { ln (2x^2 - 1)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1</mn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{partial x} over {partial u} = 1 -&gt; color green{partial x} = color green{partial u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frac>
                <mrow>
                  <mo stretchy="false">∂</mo>
                  <mi>x</mi>
                </mrow>
                <mrow>
                  <mo stretchy="false">∂</mo>
                  <mi>u</mi>
                </mrow>
              </mfrac>
              <mo stretchy="false">=</mo>
              <mn>2</mn>
            </mrow>
            <mi>u</mi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{partial x} over {partial u} = 2u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fals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( (0)^2 - e^(0) ) - ( (-1)^2 - e^(-1) 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n>2</mn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o stretchy="false">∂</mo>
            <mi>r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false">(</mo>
              <mrow>
                <mn>1</mn>
              </mrow>
              <mo fence="true" stretchy="false">)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n>5</mn>
                        </mrow>
                        <mo fence="true" stretchy="false">)</mo>
                      </mrow>
                      <mo stretchy="false">−</mo>
                      <mi>ln</mi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n>5</mn>
                        </mrow>
                        <mo fence="true" stretchy="false">)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false">(</mo>
                    <mrow>
                      <mn>5</mn>
                    </mrow>
                    <mo fence="true" stretchy="false">)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{1 over 2} int from 0 to 2 left( 1 + r^2 right)^{ -1 }2r partial r = {{5 %pi} over 8} int from 0 to 2 left( 1 + r^2 right)^{ -1 } partial r "=" newline 
left none {{5 %pi} over 8} ln left( 1 + r^2 right) right]_0^2 = left[ {{5 %pi} over 8} ln left( 1 + (2)^2 right) right] - left[ {{5 %pi} over 8} ln left( 1 + (0)^2 right) right] = {{5 %pi} over 8} ln(5) - {{5 %pi} over 8} ln(1) "=" newline 
{{5 %pi} over 8}( ln(5) - ln(1) ) = {{5 %pi} over 8}( ln(5) - 0 ) = color red{{{5 %pi} over 8}ln(5)} newline
color green{ln( 1 )} = x -&gt; e^x = 1 = e^0 -&gt; x = color green{0} newline
color green{ln( 5 )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frac>
                  <mn>1</mn>
                  <mn>2</mn>
                </mfrac>
              </msup>
            </mrow>
            <mn>4</mn>
            <mi>x</mi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6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o fence="true" stretchy="true">(</mo>
              <mrow>
                <mrow>
                  <msqrt>
                    <msup>
                      <mn>9</mn>
                      <mn>3</mn>
                    </msup>
                  </msqrt>
                  <mo stretchy="false">−</mo>
                  <msqrt>
                    <msup>
                      <mn>1</mn>
                      <mn>3</mn>
                    </msup>
                  </msqrt>
                </mrow>
              </mrow>
              <mo fence="true" stretchy="true">)</mo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=</mo>
              <mn>4</mn>
            </mrow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4</mn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{1 over 4} int from 0 to 2 left( 2x^2 + 1 right)^{1 over 2}4x partial x = {1 over 4} int from 0 to 2 left( 2x^2 + 1 right)^{1 over 2} partial x = left none {1 over 4}{left( 2x^2 + 1 right)^{3 over 2} over {left( 3 over 2 right)}} right ]_0^2 "=" newline 
left none {1 over 4}{2 over 3} sqrt left( 2x^2 + 1 right)^3 right ]_0^2 = left none {1 over 6} sqrt left( 2x^2 + 1 right)^3 right ]_0^2 = {1 over 6} left[ sqrt left( 2 cdot 2^2 + 1 right)^3 - sqrt left( 2 cdot 0^2 + 1 right)^3 right] = {1 over 6} left( sqrt 9^3 - sqrt 1^3 right) "=" newline 
{1 over 6} left( sqrt {9^{2}3^2} - 1 right) = { 1 over 6 }( 27 - 1 ) = { 1 over 6 }26 = color red{13 over 3} newline
color green{ u } = color green{ 2x^2 + 1 } -&gt; { partial u } over { partial x } = 4x -&gt; color green{ partial u } = color green{ 4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fals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( 5 + 3x^2 - 7x^3 ) partial x} = 5 int partial x + 3 int x^2 partial x - 7 int x^3 partial x = 5x + { 3x^3 } over 3 - { 7x^4 } over 4 + c "=" newline 
color red{{ -7x^4 } over 4 + x^3 + 5x + c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